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i>D</mi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over accent="true">
                <mi>D</mi>
                <mo>¯</mo>
              </mover>
            </mrow>
          </mrow>
        </mtd>
      </mtr>
      <mtr>
        <mtd>
          <mrow/>
        </mtd>
      </mtr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R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S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i>D</mi>
                          <mo>¯</mo>
                        </mover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D</mi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i>D</mi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/>
        </mtd>
      </mtr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D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D</mi>
                  <mo>¯</mo>
                </mover>
              </mrow>
              <mo stretchy="false">+</mo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/>
        </mtd>
      </mtr>
      <mtr>
        <mtd>
          <mrow>
            <mi>H</mi>
            <mo stretchy="false">=</mo>
            <mn>0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row>
                <mi>D</mi>
                <mo stretchy="false">⋅</mo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n>1</mn>
                    <mo stretchy="false">+</mo>
                    <mi>D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row>
                <mover accent="true">
                  <mi>D</mi>
                  <mo>¯</mo>
                </mover>
                <mo stretchy="false">⋅</mo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D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  <mtr>
        <mtd>
          <mrow/>
        </mtd>
      </mtr>
      <mtr>
        <mtd>
          <mrow>
            <mi>H</mi>
            <mo stretchy="false">=</mo>
            <mn>1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n>0</mn>
              <mo stretchy="false">+</mo>
              <mrow>
                <mi>D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i>D</mi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n>0</mn>
              <mo stretchy="false">+</mo>
              <mrow>
                <mover accent="true">
                  <mi>D</mi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S0=D newline newline

R0=overline{D} newline newline

Q=Q_{(n-1)} cdot (overline{R0} + overline{H})+S0 cdot H newline
Q=Q_{(n-1)} cdot (overline{overline{D}} + overline{H})+D cdot H newline
Q=Q_{(n-1)} cdot (D + overline{H})+D cdot H newline
Q=Q_{(n-1)} cdot overline{H} + Q_{(n-1)} cdot D + D cdot H newline
Q=Q_{(n-1)} cdot overline{H} + D cdot (Q_{(n-1)} + H) newline newline

overline{Q}=overline{Q_{(n-1)}} cdot (overline{S0} + overline{H}) + R0 cdot H newline
overline{Q}=overline{Q_{(n-1)}} cdot (overline{D} + overline{H}) + overline{D} cdot H newline
overline{Q}=overline{Q_{(n-1)}} cdot overline{D} + overline{Q_{(n-1)}} cdot overline{H} + overline{D} cdot H newline
overline{Q}=overline{Q_{(n-1)}} cdot overline{H} + overline{D} cdot (overline{Q_{(n-1)}} + H) newline newline 

H=0 newline
Q=Q_{(n-1)} cdot overline{0} + D cdot (Q_{(n-1)} + 0) newline
Q=Q_{(n-1)} cdot 1 + D cdot (Q_{(n-1)} + 0) newline
Q=Q_{(n-1)} + D cdot Q_{(n-1)} newline
Q=Q_{(n-1)} cdot (1 + D) newline
Q=Q_{(n-1)} cdot 1 newline
Q=Q_{(n-1)} newline
overline{Q}=overline{Q_{(n-1)}} cdot overline{0} + overline{D} cdot (overline{Q_{(n-1)}} + 0) newline
overline{Q}=overline{Q_{(n-1)}} cdot 1 + overline{D} cdot (overline{Q_{(n-1)}} + 0) newline
overline{Q}=overline{Q_{(n-1)}} + overline{D} cdot overline{Q_{(n-1)}} newline
overline{Q}=overline{Q_{(n-1)}} cdot (overline{D} + 1) newline
overline{Q}=overline{Q_{(n-1)}} cdot 1 newline
overline{Q}=overline{Q_{(n-1)}} newline newline

H=1 newline
Q=Q_{(n-1)} cdot overline{1} + D cdot (Q_{(n-1)} + 1) newline
Q=Q_{(n-1)} cdot 0 + D cdot (Q_{(n-1)} + 1) newline
Q=0 + D cdot 1 newline
Q=D newline
overline{Q}=overline{Q_{(n-1)}} cdot overline{1} + overline{D} cdot (overline{Q_{(n-1)}} + 1) newline
overline{Q}=overline{Q_{(n-1)}} cdot 0 + overline{D} cdot (overline{Q_{(n-1)}} + 1) newline
overline{Q}=0 + overline{D} cdot 1 newline
overline{Q}=overline{D}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8:58:31.529722673</meta:creation-date>
    <dc:date>2024-03-06T20:36:03.071535894</dc:date>
    <meta:editing-duration>PT1H23M53S</meta:editing-duration>
    <meta:editing-cycles>5</meta:editing-cycles>
    <meta:generator>LibreOffice/7.6.4.1$Linux_X86_64 LibreOffice_project/60$Build-1</meta:generator>
  </office:meta>
</office:document-meta>
</file>